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7.463cm"/>
    </style:style>
    <style:style style:name="co5" style:family="table-column">
      <style:table-column-properties fo:break-before="auto" style:column-width="6.271cm"/>
    </style:style>
    <style:style style:name="co6" style:family="table-column">
      <style:table-column-properties fo:break-before="auto" style:column-width="5.8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arm</text:p>
          </table:table-cell>
          <table:table-cell office:value-type="string">
            <text:p>+1 food 3/0/0</text:p>
          </table:table-cell>
          <table:table-cell office:value-type="string">
            <text:p>+1 food 4/0/0</text:p>
          </table:table-cell>
          <table:table-cell office:value-type="string">
            <text:p>+1 food 5/0/0</text:p>
          </table:table-cell>
          <table:table-cell office:value-type="string">
            <text:p>+1 food 6/0/0</text:p>
          </table:table-cell>
        </table:table-row>
        <table:table-row table:style-name="ro1">
          <table:table-cell office:value-type="string">
            <text:p>mine</text:p>
          </table:table-cell>
          <table:table-cell office:value-type="string">
            <text:p>+1 production 1/2/0</text:p>
          </table:table-cell>
          <table:table-cell office:value-type="string">
            <text:p>+1 production 1/3/0</text:p>
          </table:table-cell>
          <table:table-cell office:value-type="string">
            <text:p>+1 production 1/4/0</text:p>
          </table:table-cell>
          <table:table-cell office:value-type="string">
            <text:p>+1 production 1/5/0</text:p>
          </table:table-cell>
        </table:table-row>
        <table:table-row table:style-name="ro1">
          <table:table-cell office:value-type="string">
            <text:p>cottage</text:p>
          </table:table-cell>
          <table:table-cell office:value-type="string">
            <text:p>+2 commerce 2/0/2</text:p>
          </table:table-cell>
          <table:table-cell office:value-type="string">
            <text:p>+2 commerce 2/0/4</text:p>
          </table:table-cell>
          <table:table-cell office:value-type="string">
            <text:p>+2 commerce 2/0/6</text:p>
          </table:table-cell>
          <table:table-cell office:value-type="string">
            <text:p>+2 commerce 2/0/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umber mill</text:p>
          </table:table-cell>
          <table:table-cell office:value-type="string">
            <text:p>none</text:p>
          </table:table-cell>
          <table:table-cell office:value-type="string">
            <text:p>+1 production 2/2/0</text:p>
          </table:table-cell>
          <table:table-cell office:value-type="string">
            <text:p>+1 production 2/3/0</text:p>
          </table:table-cell>
          <table:table-cell office:value-type="string">
            <text:p>n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indmill</text:p>
          </table:table-cell>
          <table:table-cell office:value-type="string">
            <text:p>none</text:p>
          </table:table-cell>
          <table:table-cell office:value-type="string">
            <text:p>+1 food / +1 production 2/2/0</text:p>
          </table:table-cell>
          <table:table-cell office:value-type="string">
            <text:p>+1 commerce 2/2/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workshop</text:p>
          </table:table-cell>
          <table:table-cell office:value-type="string">
            <text:p>none</text:p>
          </table:table-cell>
          <table:table-cell office:value-type="string">
            <text:p>+1 production / +1 commerce 2/1/1</text:p>
          </table:table-cell>
          <table:table-cell office:value-type="string">
            <text:p>+1 production 2/2/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lantation</text:p>
          </table:table-cell>
          <table:table-cell office:value-type="string">
            <text:p>none</text:p>
          </table:table-cell>
          <table:table-cell office:value-type="string">
            <text:p>+1 food / +1 commerce 3/0/1</text:p>
          </table:table-cell>
          <table:table-cell office:value-type="string">
            <text:p>+2 commerce 3/0/3</text:p>
          </table:table-cell>
          <table:table-cell office:value-type="string">
            <text:p>non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engineer</text:p>
          </table:table-cell>
          <table:table-cell table:number-columns-repeated="4"/>
        </table:table-row>
        <table:table-row table:style-name="ro1">
          <table:table-cell office:value-type="string">
            <text:p>merchant</text:p>
          </table:table-cell>
          <table:table-cell table:number-columns-repeated="4"/>
        </table:table-row>
        <table:table-row table:style-name="ro1">
          <table:table-cell office:value-type="string">
            <text:p>scientist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18/10/2014</text:date>, <text:time>23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8S</meta:editing-duration>
    <meta:editing-cycles>9</meta:editing-cycles>
    <meta:generator>OpenOffice/4.0.0$Win32 OpenOffice.org_project/400m3$Build-9702</meta:generator>
    <dc:date>2014-10-18T23:57:03.64</dc:date>
    <dc:creator>Bastiaan </dc:creator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